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2.0826in"/>
    </style:style>
    <style:style style:name="Table1.C" style:family="table-column">
      <style:table-column-properties style:column-width="1.6382in"/>
    </style:style>
    <style:style style:name="Table1.D" style:family="table-column">
      <style:table-column-properties style:column-width="1.8333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d682"/>
    </style:style>
    <style:style style:name="P5" style:family="paragraph" style:parent-style-name="Text_20_body">
      <style:text-properties officeooo:paragraph-rsid="001b4cf2"/>
    </style:style>
    <style:style style:name="P6" style:family="paragraph" style:parent-style-name="Standard">
      <style:text-properties officeooo:paragraph-rsid="002080ff"/>
    </style:style>
    <style:style style:name="P7" style:family="paragraph" style:parent-style-name="Table_20_Contents">
      <style:text-properties officeooo:paragraph-rsid="002b4ed0"/>
    </style:style>
    <style:style style:name="P8" style:family="paragraph" style:parent-style-name="Table_20_Contents">
      <style:text-properties officeooo:paragraph-rsid="0030aa8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b4cf2" style:font-size-asian="12pt" style:font-size-complex="12pt"/>
    </style:style>
    <style:style style:name="T6" style:family="text">
      <style:text-properties fo:font-size="12pt" officeooo:rsid="0021c944" style:font-size-asian="12pt" style:font-size-complex="12pt"/>
    </style:style>
    <style:style style:name="T7" style:family="text">
      <style:text-properties fo:font-size="12pt" officeooo:rsid="0029f19f" style:font-size-asian="12pt" style:font-size-complex="12pt"/>
    </style:style>
    <style:style style:name="T8" style:family="text">
      <style:text-properties fo:font-size="12pt" officeooo:rsid="002ef239" style:font-size-asian="12pt" style:font-size-complex="12pt"/>
    </style:style>
    <style:style style:name="T9" style:family="text">
      <style:text-properties fo:font-size="12pt" officeooo:rsid="003086db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2b4ed0"/>
    </style:style>
    <style:style style:name="T12" style:family="text">
      <style:text-properties officeooo:rsid="0030aa8e"/>
    </style:style>
    <style:style style:name="T1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6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6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4"><text:span text:style-name="Strong_20_Emphasis"><text:span text:style-name="T3">HW_0</text:span></text:span><text:span text:style-name="Strong_20_Emphasis"><text:span text:style-name="T8">7</text:span></text:span><text:span text:style-name="Strong_20_Emphasis"><text:span text:style-name="T5">.</text:span></text:span><text:span text:style-name="Strong_20_Emphasis"><text:span text:style-name="T7">1/</text:span></text:span><text:span text:style-name="Strong_20_Emphasis"><text:span text:style-name="T8">07.2</text:span></text:span><text:span text:style-name="Strong_20_Emphasis"><text:span text:style-name="T6"> </text:span></text:span><text:span text:style-name="Strong_20_Emphasis"><text:span text:style-name="T3"><text:s/></text:span></text:span><text:span text:style-name="Strong_20_Emphasis"><text:span text:style-name="T8">Definition of Terms and </text:span></text:span><text:span text:style-name="Strong_20_Emphasis"><text:span text:style-name="T9">Investment </text:span></text:span><text:span text:style-name="Strong_20_Emphasis"><text:span text:style-name="T8">Instruments in the BMV </text:span></text:span><text:span text:style-name="Strong_20_Emphasis"><text:span text:style-name="T4">(</text:span></text:span><text:span text:style-name="Strong_20_Emphasis"><text:span text:style-name="T9">to </text:span></text:span><text:span text:style-name="Strong_20_Emphasis"><text:span text:style-name="T4">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ext:section text:style-name="Sect1" text:name="md-content-252293865">
                <text:section text:style-name="Sect1" text:name="md-content-269213198">
                  <text:section text:style-name="Sect1" text:name="md-content-283112346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 (Excellent)</text:p>
                          </table:table-cell>
                          <table:table-cell table:style-name="Table1.A1" office:value-type="string">
                            <text:p text:style-name="Table_20_Heading">2 Points (Satisfactory)</text:p>
                          </table:table-cell>
                          <table:table-cell table:style-name="Table1.A1" office:value-type="string">
                            <text:p text:style-name="Table_20_Heading">1 Point (Needs Improvement)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>Terminology Comprehension</text:span></text:p>
                          <text:p text:style-name="P8"><text:span text:style-name="Strong_20_Emphasis"><text:span text:style-name="T12">(Task 1) </text:span></text:span></text:p>
                        </table:table-cell>
                        <table:table-cell table:style-name="Table1.A1" office:value-type="string">
                          <text:p text:style-name="Table_20_Contents">Provides precise, accurate definitions for all 24 terms from Ley del Mercado de Valores in both Spanish and English with clear legal context</text:p>
                        </table:table-cell>
                        <table:table-cell table:style-name="Table1.A1" office:value-type="string">
                          <text:p text:style-name="Table_20_Contents">Defines most terms correctly with minor inconsistencies or incomplete explanations</text:p>
                        </table:table-cell>
                        <table:table-cell table:style-name="Table1.A1" office:value-type="string">
                          <text:p text:style-name="Table_20_Contents">Demonstrates limited understanding with vague or incorrect definitions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Investment Instruments Knowledge</text:span></text:p>
                          <text:p text:style-name="P8"><text:span text:style-name="Strong_20_Emphasis"><text:span text:style-name="T12">(Task 2)</text:span></text:span></text:p>
                        </table:table-cell>
                        <table:table-cell table:style-name="Table1.A1" office:value-type="string">
                          <text:p text:style-name="Table_20_Contents">Provides comprehensive, nuanced definitions for all 27 investment instruments, including detailed explanations of complex financial structures</text:p>
                        </table:table-cell>
                        <table:table-cell table:style-name="Table1.A1" office:value-type="string">
                          <text:p text:style-name="Table_20_Contents">Defines most investment instruments with moderate depth and accuracy</text:p>
                        </table:table-cell>
                        <table:table-cell table:style-name="Table1.A1" office:value-type="string">
                          <text:p text:style-name="Table_20_Contents">Shows limited understanding of investment instrument classifications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<text:span text:style-name="T12">Writing Quality and </text:span></text:span><text:span text:style-name="Strong_20_Emphasis">Presentation</text:span></text:p>
                        </table:table-cell>
                        <table:table-cell table:style-name="Table1.A1" office:value-type="string">
                          <text:p text:style-name="Table_20_Contents">Submission is meticulously organized, error-free, and professionally formatted</text:p>
                        </table:table-cell>
                        <table:table-cell table:style-name="Table1.A1" office:value-type="string">
                          <text:p text:style-name="Table_20_Contents">Generally well-organized with minor formatting or presentation issues</text:p>
                        </table:table-cell>
                        <table:table-cell table:style-name="Table1.A1" office:value-type="string">
                          <text:p text:style-name="Table_20_Contents">Poorly organized with significant presentation challenges</text:p>
                        </table:table-cell>
                      </table:table-row>
                    </table:table>
                    <text:p text:style-name="Text_20_body"><text:span text:style-name="Strong_20_Emphasis"/></text:p>
                  </text:section>
                </text:section>
              </text:section>
            </text:section>
          </text:section>
        </text:section>
        <text:p text:style-name="P5"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7.1<text:tab/>[Due 20 Mar 2025]</text:p>
        <text:p text:style-name="Standard">The legal foundation and explicit functioning of the BMV is given in the federal law, "Ley del Mercado de Valores". Read Ley del Mercado de Valores, Artículos 1-3, 61-64 and provide definitions (Spanish and English) for the terms below.</text:p>
        <text:p text:style-name="Standard"/>
        <text:p text:style-name="Standard">TERMS (24)</text:p>
        <text:p text:style-name="Standard"><text:tab/>Comisión</text:p>
        <text:p text:style-name="Standard"><text:tab/>Consorcio</text:p>
        <text:p text:style-name="Standard"><text:tab/>Control</text:p>
        <text:p text:style-name="Standard"><text:tab/>Directivos relevantes</text:p>
        <text:p text:style-name="Standard"><text:tab/>Emisora</text:p>
        <text:p text:style-name="Standard"><text:tab/>Emisora simplificada</text:p>
        <text:p text:style-name="Standard"><text:tab/>Entidades financieras</text:p>
        <text:p text:style-name="Standard"><text:soft-page-break/><text:tab/>Eventos relevantes</text:p>
        <text:p text:style-name="Standard"><text:tab/>Filial</text:p>
        <text:p text:style-name="Standard"><text:tab/>Grupo de personas</text:p>
        <text:p text:style-name="Standard"><text:tab/>Grupo empresarial</text:p>
        <text:p text:style-name="Standard"><text:tab/>Influencia significativa</text:p>
        <text:p text:style-name="Standard"><text:tab/>Información relevante</text:p>
        <text:p text:style-name="Standard"><text:tab/>Inscripción simplificada</text:p>
        <text:p text:style-name="Standard"><text:tab/>Institución financiera del exterior</text:p>
        <text:p text:style-name="Standard"><text:tab/>Instrumentos financieros derivados</text:p>
        <text:p text:style-name="Standard"><text:tab/>Intermediación con valores</text:p>
        <text:p text:style-name="Standard"><text:tab/>Inversionista calificado</text:p>
        <text:p text:style-name="Standard"><text:tab/>Inversionista institucional</text:p>
        <text:p text:style-name="Standard"><text:tab/>Oferta pública</text:p>
        <text:p text:style-name="Standard"><text:tab/>Personas relacionadas</text:p>
        <text:p text:style-name="Standard"><text:tab/>Poder de mando</text:p>
        <text:p text:style-name="Standard"><text:tab/>Registro</text:p>
        <text:p text:style-name="Standard"><text:tab/>Sociedad controladora filial</text:p>
        <text:p text:style-name="Standard"><text:tab/>Valores</text:p>
        <text:p text:style-name="Standard"/>
        <text:p text:style-name="Standard"/>
        <text:p text:style-name="Standard">HW_07.2<text:tab/>[Due 20 Mar 2025]</text:p>
        <text:p text:style-name="Standard">The Secretária de Hacienda y Crédito Público (SHCP) and the CNBV recognize only specific investnment intruments. Read the document, "1b_Instrumentos-SHCP-BVM.pdf" and define the terms below in Spanish and in English.</text:p>
        <text:p text:style-name="Standard"/>
        <text:p text:style-name="Standard">TERMS (27)</text:p>
        <text:p text:style-name="Standard"><text:tab/>Acciones</text:p>
        <text:p text:style-name="Standard"><text:tab/>Títulos Opcionales (Warrants)</text:p>
        <text:p text:style-name="Standard"><text:tab/>Obligaciones</text:p>
        <text:p text:style-name="Standard"><text:tab/><text:tab/>Ordinarios (CPOs)</text:p>
        <text:p text:style-name="Standard"><text:tab/><text:tab/>Inmobiliarios (CPIs)</text:p>
        <text:p text:style-name="Standard"><text:tab/>Pagarés</text:p>
        <text:p text:style-name="Standard"><text:tab/>Certificados de Participación</text:p>
        <text:p text:style-name="Standard"><text:tab/><text:tab/>AMORTIZABLES</text:p>
        <text:p text:style-name="Standard"><text:tab/><text:tab/>NO AMORTIZABLES</text:p>
        <text:p text:style-name="Standard"><text:tab/>Certificados Bursátiles</text:p>
        <text:p text:style-name="Standard"><text:tab/><text:tab/>Certificados Bursátiles Fiduciarios de Capital de Desarrollo</text:p>
        <text:p text:style-name="Standard"><text:tab/><text:tab/><text:tab/>Certificados Bursátiles Fiduciarios Preferentes</text:p>
        <text:p text:style-name="Standard"><text:tab/><text:tab/><text:tab/>Certificados Bursátiles Fiduciarios Subordenados</text:p>
        <text:p text:style-name="Standard"><text:tab/><text:tab/>Certificados Bursátiles Fiduciarios de Proyectos de Inversión</text:p>
        <text:p text:style-name="Standard"><text:tab/><text:tab/>Certificados Bursátiles Fiduciarios Inmobiliarios (Fibras)</text:p>
        <text:p text:style-name="Standard"><text:tab/><text:tab/>Certificados Bursátiles Fiduciarios de Inversión en Energía e Infraestructura (Fibra E)</text:p>
        <text:p text:style-name="Standard"><text:tab/>Valores Estructurados</text:p>
        <text:p text:style-name="Standard"><text:tab/>Principales Instrumentos Gubernamentales</text:p>
        <text:p text:style-name="Standard"><text:tab/><text:tab/>Certificados de Tesorería (Cetes)</text:p>
        <text:p text:style-name="Standard"><text:tab/><text:tab/>Bonos de Desarrollo del Gobierno Federal (Bonos M, Udibonos o Bondes)</text:p>
        <text:p text:style-name="Standard"><text:tab/><text:tab/><text:tab/>Unidades de Inversión (UDI’s)</text:p>
        <text:p text:style-name="Standard"><text:soft-page-break/><text:tab/><text:tab/>Bonos de Protección al Ahorro Bancario (BPS’s)</text:p>
        <text:p text:style-name="Standard"><text:tab/>Instrumentos Bancarios</text:p>
        <text:p text:style-name="Standard"><text:tab/><text:tab/>Pagarés con Rendimiento Liquidable al Vencimiento</text:p>
        <text:p text:style-name="Standard"><text:tab/><text:tab/>Certificados de Depósito Bancario</text:p>
        <text:p text:style-name="Standard"><text:tab/><text:tab/>Bonos Bancarios</text:p>
        <text:p text:style-name="Standard"><text:tab/><text:tab/>Obligaciones Subordinadas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1T10:24:55.011903463</dc:date>
    <meta:editing-duration>PT2H49M1S</meta:editing-duration>
    <meta:editing-cycles>36</meta:editing-cycles>
    <meta:generator>LibreOffice/7.3.7.2$Linux_X86_64 LibreOffice_project/30$Build-2</meta:generator>
    <meta:document-statistic meta:table-count="1" meta:image-count="1" meta:object-count="0" meta:page-count="3" meta:paragraph-count="85" meta:word-count="396" meta:character-count="3236" meta:non-whitespace-character-count="2838"/>
  </office:meta>
</office:document-meta>
</file>